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P1" style:family="paragraph" style:parent-style-name="Standard">
      <style:text-properties style:font-name="Arial"/>
    </style:style>
    <style:style style:name="P2" style:family="paragraph" style:parent-style-name="Text_20_body">
      <style:text-properties style:font-name="Arial"/>
    </style:style>
    <style:style style:name="P3" style:family="paragraph" style:parent-style-name="Heading_20_3">
      <style:paragraph-properties fo:text-align="center" style:justify-single-word="false"/>
    </style:style>
    <style:style style:name="P4" style:family="paragraph" style:parent-style-name="Heading_20_4">
      <style:text-properties style:font-name="Arial"/>
    </style:style>
    <style:style style:name="P5" style:family="paragraph" style:parent-style-name="Heading_20_4">
      <style:paragraph-properties fo:text-align="center" style:justify-single-word="false"/>
      <style:text-properties style:font-name="Arial" style:text-underline-style="solid" style:text-underline-width="auto" style:text-underline-color="font-color"/>
    </style:style>
    <style:style style:name="P6" style:family="paragraph" style:parent-style-name="Text_20_body" style:list-style-name="L1">
      <style:paragraph-properties fo:margin-top="0in" fo:margin-bottom="0.1in"/>
      <style:text-properties style:font-name="Arial"/>
    </style:style>
    <style:style style:name="T1" style:family="text">
      <style:text-properties fo:font-size="12pt" style:font-size-asian="12pt" style:font-size-complex="12pt"/>
    </style:style>
    <style:style style:name="T2" style:family="text">
      <style:text-properties style:font-name="Arial"/>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Welcome to <text:span text:style-name="T1">GraphicsMagick</text:span>!</text:h>
      <text:h text:style-name="P4" text:outline-level="4">Before You Start</text:h>
      <text:p text:style-name="P2">Please note that the user who installs this package may require "Administrator" privileges in order to properly install GraphicsMagick.</text:p>
      <text:p text:style-name="P2">While multiple versions of GraphicsMagick may be installed at one time, if your intention is to replace a prior installation of GraphicsMagick with a newer version, then it may be wise to uninstall the existing GraphicsMagick (see uninstall procedure) prior to installing the newer version.</text:p>
      <text:p text:style-name="Text_20_body"><text:span text:style-name="T2">While it is not a requirement, it is strongly recommended that the </text:span><text:a xlink:type="simple" xlink:href="http://www.cs.wisc.edu/~ghost/"><text:span text:style-name="T2">Ghostscript</text:span></text:a><text:span text:style-name="T2"> package (version 8.70 most recently tested) be installed. GraphicsMagick uses Ghostscript to render Postscript and PDF files, as well as formats where a translator to Postscript is available. GraphicsMagick will also use the fonts delivered with Ghostscript to support the standard set of Adobe Postscript fonts like "Helvetica" and "Times Roman".</text:span></text:p>
      <text:p text:style-name="Text_20_body"><text:span text:style-name="T2">The installation package includes the GraphicsMagick Perl extension ( </text:span><text:a xlink:type="simple" xlink:href="http://www.graphicsmagick.org/www/perl.html"><text:span text:style-name="T2">PerlMagick</text:span></text:a><text:span text:style-name="T2">) as an installation option. If you would like to use this extension, then you must install </text:span><text:a xlink:type="simple" xlink:href="http://www.activestate.com/Products/ActivePerl/Download.html"><text:span text:style-name="T2">ActiveState ActivePerl</text:span></text:a><text:span text:style-name="T2"> prior to commencing with installation of GraphicsMagick. </text:span></text:p>
      <text:h text:style-name="P5" text:outline-level="4">Installation Steps</text:h>
      <text:p text:style-name="P1"><text:s/>The following describes the steps remaining to install GraphicsMagick.</text:p>
      <text:h text:style-name="P4" text:outline-level="4">Select Destination Directory</text:h>
      <text:p text:style-name="P2">Specify what drive and directory to install GraphicsMagick into. Approximately 16MB of free disk space is required to install all of GraphicsMagick (you may choose to install a subset to save space). A message at the bottom of the screen will tell you exactly how much space is required to install the complete package. The default installation directory is similar to “C:\Program Files\GraphicsMagick-1.4-Q8”. Once you have entered the desired installation directory, then select “Next&gt;” to continue. </text:p>
      <text:h text:style-name="P4" text:outline-level="4">Select Start Menu Folder</text:h>
      <text:p text:style-name="P2">Select the folder where you would like the program's shortcuts to appear. The default should normally be satisfactory. Click on “Next&gt;” to continue. </text:p>
      <text:h text:style-name="P4" text:outline-level="4">Select Additional Tasks</text:h>
      <text:p text:style-name="P2">A screen is displayed which presents most (or all) of the following options:</text:p>
      <text:list xml:id="list37186635" text:style-name="L1">
        <text:list-item>
          <text:p text:style-name="P6">Update executable search path</text:p>
        </text:list-item>
        <text:list-item>
          <text:p text:style-name="P6">Install PerlMagick for ActiveState Perl v5.12.4 build 1205</text:p>
        </text:list-item>
      </text:list>
      <text:p text:style-name="P2">"Update the executable search path" is selected by default. The remaining options default to un-selected. Select the options you prefer.</text:p>
      <text:p text:style-name="P2">Once you have made your selections, click on “Next&gt;” to continue. </text:p>
      <text:h text:style-name="P4" text:outline-level="4">Ready to Install</text:h>
      <text:p text:style-name="P2">A screen is displayed which displays the selected options. If you are not satisfied with a selected option, then click on “&lt;Back” to go back to a previous screen so that the option may be adjusted. If you are satisfied with the options and are ready to install, then select “Install”. To abort the installation entirely, select “Cancel”. </text:p>
      <text:h text:style-name="P4" text:outline-level="4"><text:soft-page-break/>Installation Progress</text:h>
      <text:p text:style-name="P2">While the install program is performing the installation, it will display what it is doing in an installation progress window. </text:p>
      <text:h text:style-name="P4" text:outline-level="4">Final Information</text:h>
      <text:p text:style-name="P2">A summary of post-install steps is provided. These steps include some commands you can execute to make sure that GraphicsMagick is working, as well as some notes about what has been installed on your system, and where to find additional information. Once you have read this information, click on “Next&gt;” to continue. </text:p>
      <text:h text:style-name="P4" text:outline-level="4">Finishing Up</text:h>
      <text:p text:style-name="P2">By default “View GraphicsMagick.html” is check-marked. This causes the GraphicsMagick web pages to be displayed in your web browser when “Finish” is selected. If you do not want to view the web pages, then de-select “View GraphicsMagick.html”. Select “Finish” to exit the installation progr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701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1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701in" fo:margin-bottom="0.1in"/>
      <style:text-properties style:font-name="Thorndale" fo:font-size="10pt" fo:font-weight="bold" style:font-name-asian="HG Mincho Light J" style:font-size-asian="12pt" style:font-weight-asian="bold" style:font-name-complex="Arial Unicode MS" style:font-size-complex="12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racle_Open_Office/3.2$Solaris_x86 OpenOffice.org_project/320m19$Build-9505</meta:generator>
    <meta:initial-creator>Bob Friesenhahn</meta:initial-creator>
    <meta:creation-date>2003-11-30T23:24:34</meta:creation-date>
    <dc:creator>Bob Friesenhahn</dc:creator>
    <dc:date>2011-09-24T17:07:53</dc:date>
    <dc:language>en-US</dc:language>
    <meta:editing-cycles>12</meta:editing-cycles>
    <meta:editing-duration>PT00H22M20S</meta:editing-duration>
    <meta:document-statistic meta:table-count="0" meta:image-count="0" meta:object-count="0" meta:page-count="2" meta:paragraph-count="26" meta:word-count="542" meta:character-count="3469"/>
    <meta:user-defined meta:name="Info 1"/>
    <meta:user-defined meta:name="Info 2"/>
    <meta:user-defined meta:name="Info 3"/>
    <meta:user-defined meta:name="Info 4"/>
  </office:meta>
</office:document-meta>
</file>